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7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01/10/2011</text:date>, <text:time>15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0T15:18:48</dc:date>
    <dc:creator>jander nascimento</dc:creator>
    <meta:editing-duration>PT04H44M59S</meta:editing-duration>
    <meta:editing-cycles>39</meta:editing-cycles>
    <meta:generator>OpenOffice.org/3.2$Linux OpenOffice.org_project/320m12$Build-9483</meta:generator>
    <meta:document-statistic meta:table-count="2" meta:cell-count="181" meta:object-count="0"/>
  </office:meta>
</office:document-meta>
</file>